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3" style:family="table-row">
      <style:table-row-properties style:min-row-height="0.658cm"/>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text-properties style:font-name="Garamond" fo:font-size="8pt" officeooo:rsid="00223a58" officeooo:paragraph-rsid="00223a58" style:font-size-asian="8pt" style:font-size-complex="8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3" style:family="paragraph" style:parent-style-name="Table_20_Contents">
      <style:text-properties style:font-name="Garamond" fo:font-size="12pt" style:font-size-asian="12pt" style:font-size-complex="12pt"/>
    </style:style>
    <style:style style:name="P24" style:family="paragraph" style:parent-style-name="Table_20_Contents">
      <style:text-properties style:font-name="Garamond" fo:font-size="12pt" officeooo:rsid="00223a58" officeooo:paragraph-rsid="00223a58" style:font-size-asian="12pt" style:font-size-complex="12pt"/>
    </style:style>
    <style:style style:name="P25" style:family="paragraph" style:parent-style-name="Table_20_Contents">
      <style:text-properties style:font-name="Garamond" fo:font-size="12pt" officeooo:rsid="002abbab" officeooo:paragraph-rsid="002abbab" style:font-size-asian="12pt" style:font-size-complex="12pt"/>
    </style:style>
    <style:style style:name="P2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7" style:family="paragraph" style:parent-style-name="Heading_20_1">
      <style:text-properties style:font-name="Garamond" fo:font-size="10pt" fo:font-weight="normal" style:font-size-asian="10pt" style:font-weight-asian="normal" style:font-size-complex="10pt" style:font-weight-complex="normal"/>
    </style:style>
    <style:style style:name="P2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9" style:family="paragraph" style:parent-style-name="Heading_20_1">
      <style:text-properties style:font-name="Garamond" fo:font-size="10pt" style:font-size-asian="10pt" style:font-size-complex="10pt"/>
    </style:style>
    <style:style style:name="P30" style:family="paragraph" style:parent-style-name="Table_20_Contents">
      <style:text-properties style:font-name="Garamond" fo:font-size="10pt" officeooo:rsid="0037b461" officeooo:paragraph-rsid="0037b461" style:font-size-asian="10pt" style:font-size-complex="10pt"/>
    </style:style>
    <style:style style:name="P31" style:family="paragraph" style:parent-style-name="Table_20_Contents">
      <style:paragraph-properties fo:text-align="start" style:justify-single-word="false"/>
      <style:text-properties style:font-name="Garamond" fo:font-size="10pt" officeooo:rsid="0037b461" officeooo:paragraph-rsid="0037b461" style:font-size-asian="10pt" style:font-size-complex="10pt"/>
    </style:style>
    <style:style style:name="P32"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3"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paragraph-rsid="00451239" style:font-size-asian="10pt" style:font-size-complex="10pt"/>
    </style:style>
    <style:style style:name="P35" style:family="paragraph" style:parent-style-name="Table_20_Contents">
      <style:text-properties style:font-name="Garamond" fo:font-size="10pt" officeooo:rsid="003f0886" officeooo:paragraph-rsid="003f0886" style:font-size-asian="10pt" style:font-size-complex="10pt"/>
    </style:style>
    <style:style style:name="P36" style:family="paragraph" style:parent-style-name="Table_20_Contents">
      <style:text-properties style:font-name="Garamond" fo:font-size="10pt" officeooo:rsid="00406429" officeooo:paragraph-rsid="00406429"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42f0f8" officeooo:paragraph-rsid="0042f0f8" style:font-size-asian="10pt" style:font-size-complex="10pt"/>
    </style:style>
    <style:style style:name="P38" style:family="paragraph" style:parent-style-name="Table_20_Contents">
      <style:text-properties style:font-name="Garamond" fo:font-size="10pt" officeooo:rsid="00451239" officeooo:paragraph-rsid="00451239" style:font-size-asian="10pt" style:font-size-complex="10pt"/>
    </style:style>
    <style:style style:name="P39"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40" style:family="paragraph" style:parent-style-name="Table_20_Contents">
      <style:text-properties style:font-name="Garamond" fo:font-size="12pt" officeooo:rsid="00223a58" officeooo:paragraph-rsid="00223a58" style:font-size-asian="12pt" style:font-size-complex="12pt"/>
    </style:style>
    <style:style style:name="P41" style:family="paragraph" style:parent-style-name="Table_20_Contents">
      <style:text-properties style:font-name="Garamond" fo:font-size="12pt" officeooo:rsid="002abbab" officeooo:paragraph-rsid="002abbab" style:font-size-asian="12pt" style:font-size-complex="12pt"/>
    </style:style>
    <style:style style:name="P4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7b461"/>
    </style:style>
    <style:style style:name="T10" style:family="text">
      <style:text-properties officeooo:rsid="003b8093"/>
    </style:style>
    <style:style style:name="T11" style:family="text">
      <style:text-properties officeooo:rsid="003d893d"/>
    </style:style>
    <style:style style:name="T12" style:family="text">
      <style:text-properties officeooo:rsid="00406429"/>
    </style:style>
    <style:style style:name="T13" style:family="text">
      <style:text-properties officeooo:rsid="0042f0f8"/>
    </style:style>
    <style:style style:name="T14" style:family="text">
      <style:text-properties officeooo:rsid="004512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Project Name</text:p>
          </table:table-cell>
          <table:table-cell table:style-name="Table5.A1" office:value-type="string">
            <text:p text:style-name="P25">GetUP</text:p>
          </table:table-cell>
          <table:table-cell table:style-name="Table5.A1" office:value-type="string">
            <text:p text:style-name="P24">Project ID</text:p>
          </table:table-cell>
          <table:table-cell table:style-name="Table5.D1" office:value-type="string">
            <text:p text:style-name="P23"/>
          </table:table-cell>
        </table:table-row>
        <table:table-row>
          <table:table-cell table:style-name="Table5.A2" office:value-type="string">
            <text:p text:style-name="P24">Reviewer’s Name</text:p>
          </table:table-cell>
          <table:table-cell table:style-name="Table5.A2" office:value-type="string">
            <text:p text:style-name="P25">Gabriel Datiles</text:p>
          </table:table-cell>
          <table:table-cell table:style-name="Table5.A2" office:value-type="string">
            <text:p text:style-name="P24">Sprint No.</text:p>
          </table:table-cell>
          <table:table-cell table:style-name="Table5.D2" office:value-type="string">
            <text:p text:style-name="P25">1</text:p>
          </table:table-cell>
        </table:table-row>
        <table:table-row>
          <table:table-cell table:style-name="Table5.A2" office:value-type="string">
            <text:p text:style-name="P24">Review Date</text:p>
          </table:table-cell>
          <table:table-cell table:style-name="Table5.D2" table:number-columns-spanned="3" office:value-type="string">
            <text:p text:style-name="P25">January 28, 2020</text:p>
          </table:table-cell>
          <table:covered-table-cell/>
          <table:covered-table-cell/>
        </table:table-row>
        <table:table-row>
          <table:table-cell table:style-name="Table5.A2" office:value-type="string">
            <text:p text:style-name="P24">File Name</text:p>
            <text:p text:style-name="P12">(Source Code)</text:p>
          </table:table-cell>
          <table:table-cell table:style-name="Table5.D2" table:number-columns-spanned="3" office:value-type="string">
            <text:p text:style-name="P25"><text:span text:style-name="T14">Card.vue</text:span> <text:span text:style-name="T8">(Add, Delete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1">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21">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4">✓</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1">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1">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15">✓</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1">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1">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37"/>
          </table:table-cell>
        </table:table-row>
        <table:table-row>
          <table:table-cell table:style-name="Table4.B2" office:value-type="string">
            <text:p text:style-name="P17">Indentions are <text:span text:style-name="T6">4</text:span> spaces. <text:span text:style-name="T3">TABS ARE NOT USED.</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text:span text:style-name="T7">C</text:span>omments are found at the top of the statement using ‘”””<text:span text:style-name="T7">’</text:span></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7">Exceptions are being handled appropriatel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Meaningful variable nam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Variable are initialized prior to us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Program statements are limited to one per line.</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20">Meaningful error messages are used.</text:p>
          </table:table-cell>
          <table:table-cell table:style-name="Table4.B2" office:value-type="string">
            <text:p text:style-name="P15">✓</text:p>
          </table:table-cell>
          <table:table-cell table:style-name="Table4.B2" office:value-type="string">
            <text:p text:style-name="P15"/>
          </table:table-cell>
          <table:table-cell table:style-name="Table4.D3" office:value-type="string">
            <text:p text:style-name="P15"/>
          </table:table-cell>
        </table:table-row>
      </table:table>
      <text:h text:style-name="P28" text:outline-level="1"><text:soft-page-break/></text:h>
      <text:h text:style-name="P28" text:outline-level="1"/>
      <text:h text:style-name="P2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9">List of Method Signature</text:p>
          </table:table-cell>
          <table:table-cell table:style-name="Table1.A1" table:number-columns-spanned="2" office:value-type="string">
            <text:p text:style-name="P39">Modularity</text:p>
          </table:table-cell>
          <table:covered-table-cell/>
          <table:table-cell table:style-name="Table1.D1" table:number-rows-spanned="2" office:value-type="string">
            <text:p text:style-name="P39">Remarks</text:p>
          </table:table-cell>
        </table:table-row>
        <table:table-row>
          <table:covered-table-cell/>
          <table:table-cell table:style-name="Table1.B2" office:value-type="string">
            <text:p text:style-name="P42">Coupling</text:p>
          </table:table-cell>
          <table:table-cell table:style-name="Table1.B2" office:value-type="string">
            <text:p text:style-name="P42">Cohesion</text:p>
          </table:table-cell>
          <table:covered-table-cell/>
        </table:table-row>
        <table:table-row table:style-name="Table1.3">
          <table:table-cell table:style-name="Table1.B2" office:value-type="string">
            <text:p text:style-name="P38">getImageUrl</text:p>
          </table:table-cell>
          <table:table-cell table:style-name="Table1.B2" office:value-type="string">
            <text:p text:style-name="P34">✓</text:p>
          </table:table-cell>
          <table:table-cell table:style-name="Table1.B2" office:value-type="string">
            <text:p text:style-name="P34">✓</text:p>
          </table:table-cell>
          <table:table-cell table:style-name="Table1.D3" office:value-type="string">
            <text:p text:style-name="P30"/>
          </table:table-cell>
        </table:table-row>
      </table:table>
      <text:p text:style-name="P9"/>
      <text:h text:style-name="P27" text:outline-level="1"/>
      <text:h text:style-name="P27" text:outline-level="1"/>
      <text:p text:style-name="P8"/>
      <text:p text:style-name="P8"/>
      <text:p text:style-name="P8"/>
      <text:p text:style-name="P8"/>
      <text:h text:style-name="P2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40:31.829500660</dc:date>
    <meta:print-date>2006-07-28T14:33:00</meta:print-date>
    <meta:editing-cycles>33</meta:editing-cycles>
    <meta:editing-duration>PT3H44M30S</meta:editing-duration>
    <meta:generator>LibreOffice/6.0.7.3$Linux_X86_64 LibreOffice_project/00m0$Build-3</meta:generator>
    <meta:document-statistic meta:table-count="5" meta:image-count="0" meta:object-count="0" meta:page-count="3" meta:paragraph-count="81" meta:word-count="391" meta:character-count="2351" meta:non-whitespace-character-count="2026"/>
  </office:meta>
</office:document-meta>
</file>